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5" style:family="paragraph" style:parent-style-name="Standard">
      <style:paragraph-properties fo:text-align="end" style:justify-single-word="false"/>
      <style:text-properties style:font-name="Liberation Sans"/>
    </style:style>
    <style:style style:name="P36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4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1"><text:placeholder text:placeholder-type="text">&lt;display_address(o.company_id.partner_id)&gt;</text:placeholder></text:span></text:p>
            <text:p text:style-name="P19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20">No </text:span><text:span text:style-name="T17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7"><text:placeholder text:placeholder-type="text">&lt;o.date_order or ''&gt;</text:placeholder></text:span><text:line-break/><text:span text:style-name="T4">Delivery date:</text:span> <text:s/><text:span text:style-name="T7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7"><text:placeholder text:placeholder-type="text">&lt;o.client_order_ref or ''&gt;</text:placeholder></text:span><text:line-break/><text:span text:style-name="T4">Payment:</text:span> <text:span text:style-name="T7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7"><text:placeholder text:placeholder-type="text">&lt;o.carrier_id.name or ''&gt;</text:placeholder></text:span><text:line-break/><text:span text:style-name="T4">Tracking #:</text:span> <text:span text:style-name="T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5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7"><text:span text:style-name="T19"><text:placeholder text:placeholder-type="text">&lt;formatLang(l.product_uom_qty)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5.B4" office:value-type="string">
            <text:p text:style-name="P39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9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1"><text:placeholder text:placeholder-type="text">&lt;formatLang(l.discount)&gt;</text:placeholder>%</text:p>
          </table:table-cell>
          <table:table-cell table:style-name="Table5.B4" office:value-type="string">
            <text:p text:style-name="P38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0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4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8409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1">Customs HS Code: <text:span text:style-name="T11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2">Total Pre-Tax Purchase:</text:p></table:table-cell><table:table-cell table:style-name="Table3.A1" office:value-type="string"><text:p text:style-name="P42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2">Freight Charges:</text:p></table:table-cell><table:table-cell table:style-name="Table3.A2" office:value-type="string"><text:p text:style-name="P42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2">Tax Applied:</text:p></table:table-cell><table:table-cell table:style-name="Table3.A2" office:value-type="string"><text:p text:style-name="P42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2">Total Amount:</text:p></table:table-cell><table:table-cell table:style-name="Table3.A2" office:value-type="string">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34"><text:bookmark text:name="docs-internal-guid-b32ac062-bbdb-d414-07ec-b9a2cd11c944"/><text:span text:style-name="T21">Amount Paid</text:span><text:span text:style-name="T3">:</text:span></text:p></table:table-cell><table:table-cell table:style-name="Table3.A2" office:value-type="string">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3">Amount Now Payable:</text:p></table:table-cell><table:table-cell table:style-name="Table3.A2" office:value-type="string"><text:p text:style-name="P43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3"><text:span text:style-name="T22">Payment Terms:</text:span> </text:p></table:table-cell><table:table-cell table:style-name="Table3.A2" office:value-type="string"><text:p text:style-name="P33"><text:placeholder text:placeholder-type="text">&lt;o.payment_term and o.payment_term.name or ''&gt;</text:placeholder></text:p></table:table-cell></table:table-row><table:table-row table:style-name="Table3.8"><table:table-cell table:style-name="Table3.A8" table:number-columns-spanned="5" office:value-type="string"><text:p text:style-name="P25"/></table:table-cell><table:covered-table-cell/><table:covered-table-cell/><table:covered-table-cell/><table:covered-table-cell/></table:table-row><table:table-row table:style-name="Table3.8"><table:table-cell table:style-name="Table3.A8" table:number-columns-spanned="5" office:value-type="string"><text:p text:style-name="P26">Bank:<text:tab/><text:span text:style-name="T13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8"><table:table-cell table:style-name="Table3.A8" office:value-type="string"><text:p text:style-name="P27"><text:span text:style-name="T5">SWIFT Code:<text:tab/></text:span><text:span text:style-name="T6"><text:line-break/></text:span><text:span text:style-name="T5">Bank Code:</text:span></text:p></table:table-cell><table:table-cell table:style-name="Table3.A8" office:value-type="string"><text:p text:style-name="P31"><text:placeholder text:placeholder-type="text">&lt;o.company_id.bank_ids and o.company_id.bank_ids[0].swift_code or ''&gt;</text:placeholder></text:p><text:p text:style-name="P18"><text:placeholder text:placeholder-type="text">&lt;o.company_id.bank_ids and o.company_id.bank_ids[0].bank_bic or ''&gt;</text:placeholder></text:p></table:table-cell><table:table-cell table:style-name="Table3.A8" table:number-rows-spanned="2" table:number-columns-spanned="3" office:value-type="string"><text:p text:style-name="P28"><text:span text:style-name="T5">Bank Address:<text:tab/></text:span><text:span text:style-name="T11"><text:placeholder text:placeholder-type="text">&lt;o.company_id.bank_ids and get_street(o.company_id.bank_ids[0].bank) or ''&gt;</text:placeholder></text:span><text:span text:style-name="T11">, </text:span><text:span text:style-name="T11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8"><table:table-cell table:style-name="Table3.A8" office:value-type="string"><text:p text:style-name="P26">Account Number:</text:p><text:p text:style-name="P26">Account Name:</text:p></table:table-cell><table:table-cell table:style-name="Table3.A8" office:value-type="string"><text:p text:style-name="P32"><text:placeholder text:placeholder-type="text">&lt;o.company_id.bank_ids and o.company_id.bank_ids[0].acc_number or ''&gt;</text:placeholder></text:p><text:p text:style-name="P32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8"><table:table-cell table:style-name="Table3.A12" table:number-columns-spanned="5" office:value-type="string"><text:p text:style-name="P29"><text:tab/>*<text:tab/>Note:<text:tab/>To avoid delays, please ensure the full amount is transferred without deduction of bank fees.</text:p><text:p text:style-name="P30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1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3</meta:editing-cycles>
    <meta:print-date>2015-06-22T15:54:00</meta:print-date>
    <meta:creation-date>2015-06-23T08:43:00</meta:creation-date>
    <dc:date>2017-07-25T10:50:23.02</dc:date>
    <dc:language>en-CA</dc:language>
    <meta:editing-duration>PT1H38M38S</meta:editing-duration>
    <meta:generator>OpenOffice/4.1.3$Win32 OpenOffice.org_project/413m1$Build-9783</meta:generator>
    <meta:document-statistic meta:table-count="5" meta:image-count="1" meta:object-count="0" meta:page-count="2" meta:paragraph-count="66" meta:word-count="293" meta:character-count="30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